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92mm"/>
    </style:style>
    <style:style style:name="co7" style:family="table-column">
      <style:table-column-properties fo:break-before="auto" style:column-width="54.73mm"/>
    </style:style>
    <style:style style:name="co8" style:family="table-column">
      <style:table-column-properties fo:break-before="auto" style:column-width="50.92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13.07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14.15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0.34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126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font-style="normal" fo:font-weight="bold" style:font-name-asian="Microsoft YaHei" style:font-style-asian="normal" style:font-weight-asian="bold" style:font-name-complex="Lucida Sans" style:font-style-complex="normal" style:font-weight-complex="bold"/>
    </style:style>
    <style:style style:name="ce9" style:family="table-cell" style:parent-style-name="Default">
      <style:text-properties style:font-name="Arial" style:font-name-asian="Microsoft YaHei" style:font-name-complex="Lucida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26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8.35mm" svg:height="45.04mm" svg:x="437.19mm" svg:y="38.58mm">
            <loext:p draw:notify-on-update-of-ranges="Sheet1.B1:Sheet1.B1 Sheet1.B5:Sheet1.B5 Sheet1.B18:Sheet1.B18 Sheet1.B22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21mm" svg:height="55.07mm" svg:x="514.83mm" svg:y="26.33mm">
            <loext:p draw:notify-on-update-of-ranges="Sheet1.C1:Sheet1.C1 Sheet1.C5:Sheet1.C5 Sheet1.D1:Sheet1.D1 Sheet1.D5:Sheet1.D5 Sheet1.C18:Sheet1.C18 Sheet1.C22:Sheet1.C22 Sheet1.D18:Sheet1.D18 Sheet1.D22:Sheet1.D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78.35mm" svg:height="45.04mm" svg:x="437.76mm" svg:y="81.51mm">
            <loext:p draw:notify-on-update-of-ranges="Sheet1.B1:Sheet1.B1 Sheet1.B9:Sheet1.B9 Sheet1.B18:Sheet1.B18 Sheet1.B26:Sheet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78.35mm" svg:height="45.04mm" svg:x="438.29mm" svg:y="126.38mm">
            <loext:p draw:notify-on-update-of-ranges="Sheet1.B1:Sheet1.B1 Sheet1.B13:Sheet1.B13 Sheet1.B18:Sheet1.B18 Sheet1.B30:Sheet1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.35mm" svg:height="45.04mm" svg:x="613.08mm" svg:y="33.26mm">
            <loext:p draw:notify-on-update-of-ranges="Sheet1.B1:Sheet1.B1 Sheet1.F5:Sheet1.F5 Sheet1.B18:Sheet1.B18 Sheet1.B55:Sheet1.B5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78.35mm" svg:height="45.04mm" svg:x="613.09mm" svg:y="78.47mm">
            <loext:p draw:notify-on-update-of-ranges="Sheet1.B1:Sheet1.B1 Sheet1.F9:Sheet1.F9 Sheet1.B18:Sheet1.B18 Sheet1.B59:Sheet1.B5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78.35mm" svg:height="45.04mm" svg:x="612.55mm" svg:y="122.38mm">
            <loext:p draw:notify-on-update-of-ranges="Sheet1.B1:Sheet1.B1 Sheet1.F13:Sheet1.F13 Sheet1.B18:Sheet1.B18 Sheet1.B63:Sheet1.B6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92.21mm" svg:height="55.07mm" svg:x="514.58mm" svg:y="81.43mm">
            <loext:p draw:notify-on-update-of-ranges="Sheet1.C1:Sheet1.C1 Sheet1.C9:Sheet1.C9 Sheet1.D1:Sheet1.D1 Sheet1.D9:Sheet1.D9 Sheet1.C18:Sheet1.C18 Sheet1.C26:Sheet1.C26 Sheet1.D18:Sheet1.D18 Sheet1.D26:Sheet1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2.21mm" svg:height="55.07mm" svg:x="514.85mm" svg:y="135.97mm">
            <loext:p draw:notify-on-update-of-ranges="Sheet1.C1:Sheet1.C1 Sheet1.C13:Sheet1.C13 Sheet1.D1:Sheet1.D1 Sheet1.D13:Sheet1.D13 Sheet1.C18:Sheet1.C18 Sheet1.C30:Sheet1.C30 Sheet1.D18:Sheet1.D18 Sheet1.D30:Sheet1.D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92.21mm" svg:height="55.07mm" svg:x="689.39mm" svg:y="24.22mm">
            <loext:p draw:notify-on-update-of-ranges="Sheet1.C1:Sheet1.C1 Sheet1.G5:Sheet1.G5 Sheet1.D1:Sheet1.D1 Sheet1.H5:Sheet1.H5 Sheet1.C18:Sheet1.C18 Sheet1.C55:Sheet1.C55 Sheet1.D18:Sheet1.D18 Sheet1.D55:Sheet1.D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draw:text-style-name="P1" svg:width="92.21mm" svg:height="55.07mm" svg:x="688.29mm" svg:y="77.43mm">
            <loext:p draw:notify-on-update-of-ranges="Sheet1.C1:Sheet1.C1 Sheet1.G9:Sheet1.G9 Sheet1.D1:Sheet1.D1 Sheet1.H9:Sheet1.H9 Sheet1.C18:Sheet1.C18 Sheet1.C59:Sheet1.C59 Sheet1.D18:Sheet1.D18 Sheet1.D59:Sheet1.D5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draw:text-style-name="P1" svg:width="92.21mm" svg:height="55.07mm" svg:x="688.31mm" svg:y="131.43mm">
            <loext:p draw:notify-on-update-of-ranges="Sheet1.C1:Sheet1.C1 Sheet1.G13:Sheet1.G13 Sheet1.D1:Sheet1.D1 Sheet1.H13:Sheet1.H13 Sheet1.C18:Sheet1.C18 Sheet1.C63:Sheet1.C63 Sheet1.D18:Sheet1.D18 Sheet1.D63:Sheet1.D6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Время между поступлениями</text:p>
          </table:table-cell>
          <table:table-cell office:value-type="string" calcext:value-type="string">
            <text:p>Длина очереди (Anylogic)</text:p>
          </table:table-cell>
          <table:table-cell office:value-type="string" calcext:value-type="string">
            <text:p>Загрузка прибора 1(Anylogic)</text:p>
          </table:table-cell>
          <table:table-cell office:value-type="string" calcext:value-type="string">
            <text:p>Загрузка прибора 2(Anylogic)</text:p>
          </table:table-cell>
          <table:table-cell/>
          <table:table-cell office:value-type="string" calcext:value-type="string">
            <text:p>Длина очереди (Anylogic)</text:p>
          </table:table-cell>
          <table:table-cell office:value-type="string" calcext:value-type="string">
            <text:p>Загрузка прибора 1(Anylogic)</text:p>
          </table:table-cell>
          <table:table-cell table:style-name="ce9" office:value-type="string" calcext:value-type="string">
            <text:p>Загрузка прибора 2(Anylogic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8.935" calcext:value-type="float">
            <text:p>898,935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9" calcext:value-type="float">
            <text:p>0,609</text:p>
          </table:table-cell>
          <table:table-cell office:value-type="float" office:value="100" calcext:value-type="float">
            <text:p>100</text:p>
          </table:table-cell>
          <table:table-cell office:value-type="float" office:value="879.948" calcext:value-type="float">
            <text:p>879,948</text:p>
          </table:table-cell>
          <table:table-cell office:value-type="float" office:value="0.612" calcext:value-type="float">
            <text:p>0,612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/>
          <table:table-cell office:value-type="float" office:value="892.422" calcext:value-type="float">
            <text:p>892,422</text:p>
          </table:table-cell>
          <table:table-cell office:value-type="float" office:value="0.613" calcext:value-type="float">
            <text:p>0,613</text:p>
          </table:table-cell>
          <table:table-cell office:value-type="float" office:value="0.611" calcext:value-type="float">
            <text:p>0,611</text:p>
          </table:table-cell>
          <table:table-cell/>
          <table:table-cell office:value-type="float" office:value="892.422" calcext:value-type="float">
            <text:p>892,422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/>
          <table:table-cell office:value-type="float" office:value="892.987" calcext:value-type="float">
            <text:p>892,987</text:p>
          </table:table-cell>
          <table:table-cell office:value-type="float" office:value="0.613" calcext:value-type="float">
            <text:p>0,613</text:p>
          </table:table-cell>
          <table:table-cell office:value-type="float" office:value="0.611" calcext:value-type="float">
            <text:p>0,611</text:p>
          </table:table-cell>
          <table:table-cell/>
          <table:table-cell office:value-type="float" office:value="892.987" calcext:value-type="float">
            <text:p>892,987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/>
          <table:table-cell table:style-name="ce3" office:value-type="float" office:value="888.446" calcext:value-type="float">
            <text:p>888,446</text:p>
          </table:table-cell>
          <table:table-cell table:style-name="ce3" office:value-type="float" office:value="0.613" calcext:value-type="float">
            <text:p>0,613</text:p>
          </table:table-cell>
          <table:table-cell table:style-name="ce3" office:value-type="float" office:value="0.611" calcext:value-type="float">
            <text:p>0,611</text:p>
          </table:table-cell>
          <table:table-cell/>
          <table:table-cell table:style-name="ce3" office:value-type="float" office:value="888.446" calcext:value-type="float">
            <text:p>888,446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871" calcext:value-type="float">
            <text:p>4,871</text:p>
          </table:table-cell>
          <table:table-cell office:value-type="float" office:value="0.497" calcext:value-type="float">
            <text:p>0,497</text:p>
          </table:table-cell>
          <table:table-cell office:value-type="float" office:value="0.51" calcext:value-type="float">
            <text:p>0,51</text:p>
          </table:table-cell>
          <table:table-cell office:value-type="float" office:value="50" calcext:value-type="float">
            <text:p>50</text:p>
          </table:table-cell>
          <table:table-cell office:value-type="float" office:value="2.113" calcext:value-type="float">
            <text:p>2,113</text:p>
          </table:table-cell>
          <table:table-cell office:value-type="float" office:value="0.511" calcext:value-type="float">
            <text:p>0,511</text:p>
          </table:table-cell>
          <table:table-cell office:value-type="float" office:value="0.498" calcext:value-type="float">
            <text:p>0,498</text:p>
          </table:table-cell>
        </table:table-row>
        <table:table-row table:style-name="ro1">
          <table:table-cell/>
          <table:table-cell office:value-type="float" office:value="4.875" calcext:value-type="float">
            <text:p>4,87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97" calcext:value-type="float">
            <text:p>0,497</text:p>
          </table:table-cell>
          <table:table-cell/>
          <table:table-cell office:value-type="float" office:value="2.159" calcext:value-type="float">
            <text:p>2,159</text:p>
          </table:table-cell>
          <table:table-cell office:value-type="float" office:value="0.509" calcext:value-type="float">
            <text:p>0,509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/>
          <table:table-cell office:value-type="float" office:value="4.755" calcext:value-type="float">
            <text:p>4,75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2.16" calcext:value-type="float">
            <text:p>2,16</text:p>
          </table:table-cell>
          <table:table-cell office:value-type="float" office:value="0.51" calcext:value-type="float">
            <text:p>0,51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/>
          <table:table-cell table:style-name="ce3" office:value-type="float" office:value="4.896" calcext:value-type="float">
            <text:p>4,896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501" calcext:value-type="float">
            <text:p>0,501</text:p>
          </table:table-cell>
          <table:table-cell/>
          <table:table-cell table:style-name="ce3" office:value-type="float" office:value="2.172" calcext:value-type="float">
            <text:p>2,172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4" calcext:value-type="float">
            <text:p>0,94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38" calcext:value-type="float">
            <text:p>0,338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,029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/>
          <table:table-cell office:value-type="float" office:value="0.953" calcext:value-type="float">
            <text:p>0,953</text:p>
          </table:table-cell>
          <table:table-cell office:value-type="float" office:value="0.34" calcext:value-type="float">
            <text:p>0,34</text:p>
          </table:table-cell>
          <table:table-cell office:value-type="float" office:value="0.339" calcext:value-type="float">
            <text:p>0,339</text:p>
          </table:table-cell>
          <table:table-cell/>
          <table:table-cell office:value-type="float" office:value="0.028" calcext:value-type="float">
            <text:p>0,02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/>
          <table:table-cell office:value-type="float" office:value="0.946" calcext:value-type="float">
            <text:p>0,946</text:p>
          </table:table-cell>
          <table:table-cell office:value-type="float" office:value="0.34" calcext:value-type="float">
            <text:p>0,34</text:p>
          </table:table-cell>
          <table:table-cell office:value-type="float" office:value="0.339" calcext:value-type="float">
            <text:p>0,339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/>
          <table:table-cell table:style-name="ce3" office:value-type="float" office:value="0.954" calcext:value-type="float">
            <text:p>0,954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9" calcext:value-type="float">
            <text:p>0,339</text:p>
          </table:table-cell>
          <table:table-cell/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Длина очереди (GPSS)</text:p>
          </table:table-cell>
          <table:table-cell office:value-type="string" calcext:value-type="string">
            <text:p>Загрузка прибора 1(GPSS)</text:p>
          </table:table-cell>
          <table:table-cell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9.829" calcext:value-type="float">
            <text:p>909,829</text:p>
          </table:table-cell>
          <table:table-cell table:number-columns-repeated="2" office:value-type="float" office:value="0.657" calcext:value-type="float">
            <text:p>0,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.914" calcext:value-type="float">
            <text:p>913,914</text:p>
          </table:table-cell>
          <table:table-cell table:number-columns-repeated="2" office:value-type="float" office:value="0.578" calcext:value-type="float">
            <text:p>0,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.51" calcext:value-type="float">
            <text:p>917,51</text:p>
          </table:table-cell>
          <table:table-cell table:number-columns-repeated="2" office:value-type="float" office:value="0.562" calcext:value-type="float">
            <text:p>0,56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20.854" calcext:value-type="float">
            <text:p>920,854</text:p>
          </table:table-cell>
          <table:table-cell table:number-columns-repeated="2" table:style-name="ce3" office:value-type="float" office:value="0.556" calcext:value-type="float">
            <text:p>0,55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305" calcext:value-type="float">
            <text:p>17,305</text:p>
          </table:table-cell>
          <table:table-cell table:number-columns-repeated="2" office:value-type="float" office:value="0.514" calcext:value-type="float">
            <text:p>0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244" calcext:value-type="float">
            <text:p>16,244</text:p>
          </table:table-cell>
          <table:table-cell table:number-columns-repeated="2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7.135" calcext:value-type="float">
            <text:p>17,135</text:p>
          </table:table-cell>
          <table:table-cell table:number-columns-repeated="2" table:style-name="ce5" office:value-type="float" office:value="0.514" calcext:value-type="float">
            <text:p>0,51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.984" calcext:value-type="float">
            <text:p>16,984</text:p>
          </table:table-cell>
          <table:table-cell table:number-columns-repeated="2" table:style-name="ce3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67" calcext:value-type="float">
            <text:p>0,967</text:p>
          </table:table-cell>
          <table:table-cell table:number-columns-repeated="2" office:value-type="float" office:value="0.337" calcext:value-type="float">
            <text:p>0,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49" calcext:value-type="float">
            <text:p>0,949</text:p>
          </table:table-cell>
          <table:table-cell table:number-columns-repeated="2" office:value-type="float" office:value="0.332" calcext:value-type="float">
            <text:p>0,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37" calcext:value-type="float">
            <text:p>0,937</text:p>
          </table:table-cell>
          <table:table-cell table:number-columns-repeated="2" office:value-type="float" office:value="0.335" calcext:value-type="float">
            <text:p>0,3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948" calcext:value-type="float">
            <text:p>0,948</text:p>
          </table:table-cell>
          <table:table-cell table:number-columns-repeated="2" table:style-name="ce3" office:value-type="float" office:value="0.336" calcext:value-type="float">
            <text:p>0,33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COM.MICROSOFT.STDEV.S([.B2:.B4])" office:value-type="float" office:value="3.60825668894732" calcext:value-type="float">
            <text:p>3,60826</text:p>
          </table:table-cell>
          <table:table-cell table:style-name="ce1" table:formula="of:=COM.MICROSOFT.STDEV.S([.C2:.C4])" office:value-type="float" office:value="0.000577350269189626" calcext:value-type="float">
            <text:p>0,00058</text:p>
          </table:table-cell>
          <table:table-cell table:style-name="ce1" table:formula="of:=COM.MICROSOFT.STDEV.S([.D2:.D4])" office:value-type="float" office:value="0.00115470053837925" calcext:value-type="float">
            <text:p>0,0011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6:.B8])" office:value-type="float" office:value="0.0681566822353711" calcext:value-type="float">
            <text:p>0,06816</text:p>
          </table:table-cell>
          <table:table-cell table:style-name="ce1" table:formula="of:=COM.MICROSOFT.STDEV.S([.C6:.C8])" office:value-type="float" office:value="0.00288675134594813" calcext:value-type="float">
            <text:p>0,00289</text:p>
          </table:table-cell>
          <table:table-cell table:style-name="ce1" table:formula="of:=COM.MICROSOFT.STDEV.S([.D6:.D8])" office:value-type="float" office:value="0.00814452781524708" calcext:value-type="float">
            <text:p>0,0081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10:.B12])" office:value-type="float" office:value="0.00472581562625261" calcext:value-type="float">
            <text:p>0,00473</text:p>
          </table:table-cell>
          <table:table-cell table:style-name="ce1" table:formula="of:=COM.MICROSOFT.STDEV.S([.C10:.C12])" office:value-type="float" office:value="0.000577350269189626" calcext:value-type="float">
            <text:p>0,00058</text:p>
          </table:table-cell>
          <table:table-cell table:style-name="ce1" table:formula="of:=COM.MICROSOFT.STDEV.S([.D10:.D12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3];COUNT([.B2:.B4]))" office:value-type="float" office:value="8.96340651468944" calcext:value-type="float">
            <text:p>8,96341</text:p>
          </table:table-cell>
          <table:table-cell table:style-name="ce1" table:formula="of:=COM.MICROSOFT.CONFIDENCE.T(1-[.$A$32];[.C33];COUNT([.C2:.C4]))" office:value-type="float" office:value="0.00143421757658316" calcext:value-type="float">
            <text:p>0,00143</text:p>
          </table:table-cell>
          <table:table-cell table:style-name="ce2" table:formula="of:=COM.MICROSOFT.CONFIDENCE.T(1-[.$A$32];[.D33];COUNT([.D2:.D4]))" office:value-type="float" office:value="0.00286843515316631" calcext:value-type="float">
            <text:p>0,0028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4];COUNT([.B6:.B8]))" office:value-type="float" office:value="0.169310584648669" calcext:value-type="float">
            <text:p>0,16931</text:p>
          </table:table-cell>
          <table:table-cell table:style-name="ce1" table:formula="of:=COM.MICROSOFT.CONFIDENCE.T(1-[.$A$32];[.C34];COUNT([.C6:.C8]))" office:value-type="float" office:value="0.00717108788291578" calcext:value-type="float">
            <text:p>0,00717</text:p>
          </table:table-cell>
          <table:table-cell table:style-name="ce2" table:formula="of:=COM.MICROSOFT.CONFIDENCE.T(1-[.$A$32];[.D34];COUNT([.D6:.D8]))" office:value-type="float" office:value="0.0202321286902548" calcext:value-type="float">
            <text:p>0,0202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35];COUNT([.B10:.B12]))" office:value-type="float" office:value="0.0117395768159531" calcext:value-type="float">
            <text:p>0,01174</text:p>
          </table:table-cell>
          <table:table-cell table:style-name="ce1" table:formula="of:=COM.MICROSOFT.CONFIDENCE.T(1-[.$A$32];[.C35];COUNT([.C10:.C12]))" office:value-type="float" office:value="0.00143421757658316" calcext:value-type="float">
            <text:p>0,00143</text:p>
          </table:table-cell>
          <table:table-cell table:style-name="ce2" table:formula="of:=COM.MICROSOFT.CONFIDENCE.T(1-[.$A$32];[.D35];COUNT([.D10:.D12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" table:formula="of:=COM.MICROSOFT.STDEV.S([.B19:.B21])" office:value-type="float" office:value="3.84309341546626" calcext:value-type="float">
            <text:p>3,84309</text:p>
          </table:table-cell>
          <table:table-cell table:style-name="ce1" table:formula="of:=COM.MICROSOFT.STDEV.S([.C19:.C21])" office:value-type="float" office:value="0.0508625599041181" calcext:value-type="float">
            <text:p>0,05086</text:p>
          </table:table-cell>
          <table:table-cell table:style-name="ce1" table:formula="of:=COM.MICROSOFT.STDEV.S([.D19:.D21])" office:value-type="float" office:value="0.0508625599041181" calcext:value-type="float">
            <text:p>0,0508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23:.B25])" office:value-type="float" office:value="0.569868698327372" calcext:value-type="float">
            <text:p>0,56987</text:p>
          </table:table-cell>
          <table:table-cell table:style-name="ce1" table:formula="of:=COM.MICROSOFT.STDEV.S([.C23:.C25])" office:value-type="float" office:value="0.000577350269189626" calcext:value-type="float">
            <text:p>0,00058</text:p>
          </table:table-cell>
          <table:table-cell table:style-name="ce1" table:formula="of:=COM.MICROSOFT.STDEV.S([.D23:.D25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STDEV.S([.B27:.B29])" office:value-type="float" office:value="0.0150996688705415" calcext:value-type="float">
            <text:p>0,01510</text:p>
          </table:table-cell>
          <table:table-cell table:style-name="ce1" table:formula="of:=COM.MICROSOFT.STDEV.S([.C27:.C29])" office:value-type="float" office:value="0.00251661147842359" calcext:value-type="float">
            <text:p>0,00252</text:p>
          </table:table-cell>
          <table:table-cell table:style-name="ce1" table:formula="of:=COM.MICROSOFT.STDEV.S([.D27:.D29])" office:value-type="float" office:value="0.00251661147842359" calcext:value-type="float">
            <text:p>0,002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4];COUNT([.B19:.B21]))" office:value-type="float" office:value="9.54677328313914" calcext:value-type="float">
            <text:p>9,54677</text:p>
          </table:table-cell>
          <table:table-cell table:style-name="ce1" table:formula="of:=COM.MICROSOFT.CONFIDENCE.T(1-[.$A$32];[.C44];COUNT([.C19:.C21]))" office:value-type="float" office:value="0.12634960317398" calcext:value-type="float">
            <text:p>0,12635</text:p>
          </table:table-cell>
          <table:table-cell table:style-name="ce1" table:formula="of:=COM.MICROSOFT.CONFIDENCE.T(1-[.$A$32];[.D44];COUNT([.D19:.D21]))" office:value-type="float" office:value="0.12634960317398" calcext:value-type="float">
            <text:p>0,1263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5];COUNT([.B23:.B25]))" office:value-type="float" office:value="1.4156323242611" calcext:value-type="float">
            <text:p>1,41563</text:p>
          </table:table-cell>
          <table:table-cell table:style-name="ce1" table:formula="of:=COM.MICROSOFT.CONFIDENCE.T(1-[.$A$32];[.C45];COUNT([.C23:.C25]))" office:value-type="float" office:value="0.00143421757658316" calcext:value-type="float">
            <text:p>0,00143</text:p>
          </table:table-cell>
          <table:table-cell table:style-name="ce1" table:formula="of:=COM.MICROSOFT.CONFIDENCE.T(1-[.$A$32];[.D45];COUNT([.D23:.D25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COM.MICROSOFT.CONFIDENCE.T(1-[.$A$32];[.B46];COUNT([.B27:.B29]))" office:value-type="float" office:value="0.0375096568762546" calcext:value-type="float">
            <text:p>0,03751</text:p>
          </table:table-cell>
          <table:table-cell table:style-name="ce1" table:formula="of:=COM.MICROSOFT.CONFIDENCE.T(1-[.$A$32];[.C46];COUNT([.C27:.C29]))" office:value-type="float" office:value="0.00625160947937579" calcext:value-type="float">
            <text:p>0,00625</text:p>
          </table:table-cell>
          <table:table-cell table:style-name="ce1" table:formula="of:=COM.MICROSOFT.CONFIDENCE.T(1-[.$A$32];[.D46];COUNT([.D27:.D29]))" office:value-type="float" office:value="0.00625160947937579" calcext:value-type="float">
            <text:p>0,00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Длина очереди (GPSS)</text:p>
          </table:table-cell>
          <table:table-cell office:value-type="string" calcext:value-type="string">
            <text:p>Загрузка прибора 1(GPSS)</text:p>
          </table:table-cell>
          <table:table-cell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9.829" calcext:value-type="float">
            <text:p>909,829</text:p>
          </table:table-cell>
          <table:table-cell table:number-columns-repeated="2" office:value-type="float" office:value="0.657" calcext:value-type="float">
            <text:p>0,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3.914" calcext:value-type="float">
            <text:p>913,914</text:p>
          </table:table-cell>
          <table:table-cell office:value-type="float" office:value="0.596" calcext:value-type="float">
            <text:p>0,596</text:p>
          </table:table-cell>
          <table:table-cell office:value-type="float" office:value="0.588" calcext:value-type="float">
            <text:p>0,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.51" calcext:value-type="float">
            <text:p>917,51</text:p>
          </table:table-cell>
          <table:table-cell table:number-columns-repeated="2" office:value-type="float" office:value="0.597" calcext:value-type="float">
            <text:p>0,59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20.854" calcext:value-type="float">
            <text:p>920,854</text:p>
          </table:table-cell>
          <table:table-cell table:number-columns-repeated="2" table:style-name="ce3" office:value-type="float" office:value="0.554" calcext:value-type="float">
            <text:p>0,55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33" calcext:value-type="float">
            <text:p>21,133</text:p>
          </table:table-cell>
          <table:table-cell table:number-columns-repeated="2" office:value-type="float" office:value="0.511" calcext:value-type="float">
            <text:p>0,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514" calcext:value-type="float">
            <text:p>18,514</text:p>
          </table:table-cell>
          <table:table-cell table:number-columns-repeated="2" office:value-type="float" office:value="0.513" calcext:value-type="float">
            <text:p>0,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41" calcext:value-type="float">
            <text:p>19,641</text:p>
          </table:table-cell>
          <table:table-cell table:number-columns-repeated="2" office:value-type="float" office:value="0.512" calcext:value-type="float">
            <text:p>0,51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7.485" calcext:value-type="float">
            <text:p>17,485</text:p>
          </table:table-cell>
          <table:table-cell table:number-columns-repeated="2" table:style-name="ce3" office:value-type="float" office:value="0.511" calcext:value-type="float">
            <text:p>0,5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99" calcext:value-type="float">
            <text:p>0,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table:number-columns-repeated="2" office:value-type="float" office:value="0.102" calcext:value-type="float">
            <text:p>0,10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13" calcext:value-type="float">
            <text:p>0,013</text:p>
          </table:table-cell>
          <table:table-cell table:number-columns-repeated="2" table:style-name="ce3" office:value-type="float" office:value="0.1" calcext:value-type="float">
            <text:p>0,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style-name="ce1" table:formula="of:=COM.MICROSOFT.STDEV.S([.F2:.F4])" office:value-type="float" office:value="7.37038468014618" calcext:value-type="float">
            <text:p>7,37038</text:p>
          </table:table-cell>
          <table:table-cell table:style-name="ce1" table:formula="of:=COM.MICROSOFT.STDEV.S([.G2:.G4])" office:value-type="float" office:value="0.000577350269189626" calcext:value-type="float">
            <text:p>0,00058</text:p>
          </table:table-cell>
          <table:table-cell table:style-name="ce1" table:formula="of:=COM.MICROSOFT.STDEV.S([.H2:.H4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F6:.F8])" office:value-type="float" office:value="0.0268514431641951" calcext:value-type="float">
            <text:p>0,02685</text:p>
          </table:table-cell>
          <table:table-cell table:style-name="ce1" table:formula="of:=COM.MICROSOFT.STDEV.S([.G6:.G8])" office:value-type="float" office:value="0.001" calcext:value-type="float">
            <text:p>0,00100</text:p>
          </table:table-cell>
          <table:table-cell table:style-name="ce1" table:formula="of:=COM.MICROSOFT.STDEV.S([.H6:.H8])" office:value-type="float" office:value="0.00152752523165195" calcext:value-type="float">
            <text:p>0,00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F10:.F12])" office:value-type="float" office:value="0.000999999999999999" calcext:value-type="float">
            <text:p>0,00100</text:p>
          </table:table-cell>
          <table:table-cell table:style-name="ce1" table:formula="of:=COM.MICROSOFT.STDEV.S([.G10:.G12])" office:value-type="float" office:value="0.000577350269189626" calcext:value-type="float">
            <text:p>0,00058</text:p>
          </table:table-cell>
          <table:table-cell table:style-name="ce1" table:formula="of:=COM.MICROSOFT.STDEV.S([.H10:.H12])" office:value-type="float" office:value="0.000577350269189626" calcext:value-type="float">
            <text:p>0,0005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6];COUNT([.F2:.F4]))" office:value-type="float" office:value="18.309050534058" calcext:value-type="float">
            <text:p>18,30905</text:p>
          </table:table-cell>
          <table:table-cell table:style-name="ce2" table:formula="of:=COM.MICROSOFT.CONFIDENCE.T(1-[.$A$32];[.C66];COUNT([.G2:.G4]))" office:value-type="float" office:value="0.00143421757658316" calcext:value-type="float">
            <text:p>0,00143</text:p>
          </table:table-cell>
          <table:table-cell table:style-name="ce2" table:formula="of:=COM.MICROSOFT.CONFIDENCE.T(1-[.$A$32];[.D66];COUNT([.H2:.H4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7];COUNT([.F6:.F8]))" office:value-type="float" office:value="0.0667026825790977" calcext:value-type="float">
            <text:p>0,06670</text:p>
          </table:table-cell>
          <table:table-cell table:style-name="ce2" table:formula="of:=COM.MICROSOFT.CONFIDENCE.T(1-[.$A$32];[.C67];COUNT([.G6:.G8]))" office:value-type="float" office:value="0.00248413771175034" calcext:value-type="float">
            <text:p>0,00248</text:p>
          </table:table-cell>
          <table:table-cell table:style-name="ce2" table:formula="of:=COM.MICROSOFT.CONFIDENCE.T(1-[.$A$32];[.D67];COUNT([.H6:.H8]))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COM.MICROSOFT.CONFIDENCE.T(1-[.$A$32];[.B68];COUNT([.F10:.F12]))" office:value-type="float" office:value="0.00248413771175033" calcext:value-type="float">
            <text:p>0,00248</text:p>
          </table:table-cell>
          <table:table-cell table:style-name="ce2" table:formula="of:=COM.MICROSOFT.CONFIDENCE.T(1-[.$A$32];[.C68];COUNT([.G10:.G12]))" office:value-type="float" office:value="0.00143421757658316" calcext:value-type="float">
            <text:p>0,00143</text:p>
          </table:table-cell>
          <table:table-cell table:style-name="ce2" table:formula="of:=COM.MICROSOFT.CONFIDENCE.T(1-[.$A$32];[.D68];COUNT([.H10:.H12]))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/>
          <table:table-cell table:style-name="ce1" table:formula="of:=COM.MICROSOFT.STDEV.S([.B52:.B54])" office:value-type="float" office:value="3.84309341546626" calcext:value-type="float">
            <text:p>3,84309</text:p>
          </table:table-cell>
          <table:table-cell table:style-name="ce1" table:formula="of:=COM.MICROSOFT.STDEV.S([.C52:.C54])" office:value-type="float" office:value="0.0349332697200439" calcext:value-type="float">
            <text:p>0,03493</text:p>
          </table:table-cell>
          <table:table-cell table:style-name="ce1" table:formula="of:=COM.MICROSOFT.STDEV.S([.D52:.D54])" office:value-type="float" office:value="0.0375099986670221" calcext:value-type="float">
            <text:p>0,0375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B56:.B58])" office:value-type="float" office:value="1.31373221523008" calcext:value-type="float">
            <text:p>1,31373</text:p>
          </table:table-cell>
          <table:table-cell table:style-name="ce1" table:formula="of:=COM.MICROSOFT.STDEV.S([.C56:.C58])" office:value-type="float" office:value="0.001" calcext:value-type="float">
            <text:p>0,00100</text:p>
          </table:table-cell>
          <table:table-cell table:style-name="ce1" table:formula="of:=COM.MICROSOFT.STDEV.S([.D56:.D58])" office:value-type="float" office:value="0.001" calcext:value-type="float">
            <text:p>0,0010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STDEV.S([.B60:.B62])" office:value-type="float" office:value="0.00115470053837925" calcext:value-type="float">
            <text:p>0,00115</text:p>
          </table:table-cell>
          <table:table-cell table:style-name="ce1" table:formula="of:=COM.MICROSOFT.STDEV.S([.C60:.C62])" office:value-type="float" office:value="0.00152752523165195" calcext:value-type="float">
            <text:p>0,00153</text:p>
          </table:table-cell>
          <table:table-cell table:style-name="ce1" table:formula="of:=COM.MICROSOFT.STDEV.S([.D60:.D62])" office:value-type="float" office:value="0.00152752523165195" calcext:value-type="float">
            <text:p>0,00153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7];COUNT([.B52:.B54]))" office:value-type="float" office:value="9.54677328313914" calcext:value-type="float">
            <text:p>9,54677</text:p>
          </table:table-cell>
          <table:table-cell table:style-name="ce1" table:formula="of:=COM.MICROSOFT.CONFIDENCE.T(1-[.$A$32];[.C77];COUNT([.C52:.C54]))" office:value-type="float" office:value="0.086779052706307" calcext:value-type="float">
            <text:p>0,08678</text:p>
          </table:table-cell>
          <table:table-cell table:style-name="ce1" table:formula="of:=COM.MICROSOFT.CONFIDENCE.T(1-[.$A$32];[.D77];COUNT([.D52:.D54]))" office:value-type="float" office:value="0.0931800022564544" calcext:value-type="float">
            <text:p>0,0931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8];COUNT([.B56:.B58]))" office:value-type="float" office:value="3.26349173899435" calcext:value-type="float">
            <text:p>3,26349</text:p>
          </table:table-cell>
          <table:table-cell table:style-name="ce1" table:formula="of:=COM.MICROSOFT.CONFIDENCE.T(1-[.$A$32];[.C78];COUNT([.C56:.C58]))" office:value-type="float" office:value="0.00248413771175034" calcext:value-type="float">
            <text:p>0,00248</text:p>
          </table:table-cell>
          <table:table-cell table:style-name="ce1" table:formula="of:=COM.MICROSOFT.CONFIDENCE.T(1-[.$A$32];[.D78];COUNT([.D56:.D58]))" office:value-type="float" office:value="0.00248413771175034" calcext:value-type="float">
            <text:p>0,00248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table:formula="of:=COM.MICROSOFT.CONFIDENCE.T(1-[.$A$32];[.B79];COUNT([.B60:.B62]))" office:value-type="float" office:value="0.00286843515316631" calcext:value-type="float">
            <text:p>0,00287</text:p>
          </table:table-cell>
          <table:table-cell table:style-name="ce1" table:formula="of:=COM.MICROSOFT.CONFIDENCE.T(1-[.$A$32];[.C79];COUNT([.C60:.C62]))" office:value-type="float" office:value="0.00379458303359677" calcext:value-type="float">
            <text:p>0,00379</text:p>
          </table:table-cell>
          <table:table-cell table:style-name="ce1" table:formula="of:=COM.MICROSOFT.CONFIDENCE.T(1-[.$A$32];[.D79];COUNT([.D60:.D62]))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 table:number-rows-repeated="54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Длина очереди (Anylogic)</text:p>
          </table:table-cell>
          <table:table-cell table:style-name="ce3" office:value-type="string" calcext:value-type="string">
            <text:p>Загрузка прибора 1(Anylogic)</text:p>
          </table:table-cell>
          <table:table-cell table:style-name="ce3" office:value-type="string" calcext:value-type="string">
            <text:p>Загрузка прибора 2(Anylogic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9.7609237977134" calcext:value-type="float">
            <text:p>19,76092</text:p>
          </table:table-cell>
          <table:table-cell table:style-name="ce1" office:value-type="float" office:value="0.00143421757658316" calcext:value-type="float">
            <text:p>0,00143</text:p>
          </table:table-cell>
          <table:table-cell table:style-name="ce2" office:value-type="float" office:value="0.00286843515316631" calcext:value-type="float">
            <text:p>0,0028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599523533513463" calcext:value-type="float">
            <text:p>0,59952</text:p>
          </table:table-cell>
          <table:table-cell table:style-name="ce1" office:value-type="float" office:value="0.00717108788291578" calcext:value-type="float">
            <text:p>0,00717</text:p>
          </table:table-cell>
          <table:table-cell table:style-name="ce2" office:value-type="float" office:value="0.0202321286902548" calcext:value-type="float">
            <text:p>0,0202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117395768159531" calcext:value-type="float">
            <text:p>0,01174</text:p>
          </table:table-cell>
          <table:table-cell table:style-name="ce1" office:value-type="float" office:value="0.00143421757658316" calcext:value-type="float">
            <text:p>0,00143</text:p>
          </table:table-cell>
          <table:table-cell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Длина очереди (GPSS)</text:p>
          </table:table-cell>
          <table:table-cell table:style-name="ce3" office:value-type="string" calcext:value-type="string">
            <text:p>Загрузка прибора 1(GPSS)</text:p>
          </table:table-cell>
          <table:table-cell table:style-name="ce3"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9.54677328313914" calcext:value-type="float">
            <text:p>9,54677</text:p>
          </table:table-cell>
          <table:table-cell table:number-columns-repeated="2" table:style-name="ce1" office:value-type="float" office:value="0.12634960317398" calcext:value-type="float">
            <text:p>0,1263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1.4156323242611" calcext:value-type="float">
            <text:p>1,41563</text:p>
          </table:table-cell>
          <table:table-cell table:number-columns-repeated="2" table:style-name="ce1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0.0375096568762546" calcext:value-type="float">
            <text:p>0,03751</text:p>
          </table:table-cell>
          <table:table-cell table:number-columns-repeated="2" table:style-name="ce1" office:value-type="float" office:value="0.00625160947937579" calcext:value-type="float">
            <text:p>0,0062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style-name="ce3"/>
          <table:covered-table-cell/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Длина очереди (Anylogic)</text:p>
          </table:table-cell>
          <table:table-cell table:style-name="ce3" office:value-type="string" calcext:value-type="string">
            <text:p>Загрузка прибора 1(Anylogic)</text:p>
          </table:table-cell>
          <table:table-cell table:style-name="ce8" office:value-type="string" calcext:value-type="string">
            <text:p>Загрузка прибора 2(Anylogic)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8.309050534058" calcext:value-type="float">
            <text:p>18,30905</text:p>
          </table:table-cell>
          <table:table-cell table:number-columns-repeated="2"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 office:value-type="float" office:value="0.0667026825790977" calcext:value-type="float">
            <text:p>0,06670</text:p>
          </table:table-cell>
          <table:table-cell table:style-name="ce2" office:value-type="float" office:value="0.00248413771175034" calcext:value-type="float">
            <text:p>0,00248</text:p>
          </table:table-cell>
          <table:table-cell table:style-name="ce2" office:value-type="float" office:value="0.00379458303359677" calcext:value-type="float">
            <text:p>0,00379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float" office:value="0.00248413771175033" calcext:value-type="float">
            <text:p>0,00248</text:p>
          </table:table-cell>
          <table:table-cell table:number-columns-repeated="2" table:style-name="ce2" office:value-type="float" office:value="0.00143421757658316" calcext:value-type="float">
            <text:p>0,0014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Доверительные интервалы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Длина очереди (GPSS)</text:p>
          </table:table-cell>
          <table:table-cell table:style-name="ce3" office:value-type="string" calcext:value-type="string">
            <text:p>Загрузка прибора 1(GPSS)</text:p>
          </table:table-cell>
          <table:table-cell table:style-name="ce3" office:value-type="string" calcext:value-type="string">
            <text:p>Загрузка прибора 2(GPSS)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9.54677328313914" calcext:value-type="float">
            <text:p>9,54677</text:p>
          </table:table-cell>
          <table:table-cell table:style-name="ce1" office:value-type="float" office:value="0.086779052706307" calcext:value-type="float">
            <text:p>0,08678</text:p>
          </table:table-cell>
          <table:table-cell table:style-name="ce1" office:value-type="float" office:value="0.0931800022564544" calcext:value-type="float">
            <text:p>0,09318</text:p>
          </table:table-cell>
          <table:table-cell table:number-columns-repeated="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" office:value-type="float" office:value="3.26349173899435" calcext:value-type="float">
            <text:p>3,26349</text:p>
          </table:table-cell>
          <table:table-cell table:number-columns-repeated="2" table:style-name="ce1" office:value-type="float" office:value="0.00248413771175034" calcext:value-type="float">
            <text:p>0,00248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0.00286843515316631" calcext:value-type="float">
            <text:p>0,00287</text:p>
          </table:table-cell>
          <table:table-cell table:number-columns-repeated="2" table:style-name="ce1" office:value-type="float" office:value="0.00379458303359677" calcext:value-type="float">
            <text:p>0,00379</text:p>
          </table:table-cell>
          <table:table-cell table:number-columns-repeated="4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11" table:number-rows-spanned="1">
            <text:p>Характеристики обслуживания класса заявок в СМО</text:p>
          </table:table-cell>
          <table:covered-table-cell table:number-columns-repeated="10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Ср, время ожидания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Ср, время пребывания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Ср, длина в очереди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Ср, число заявок в системе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Класс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office:value-type="string" calcext:value-type="string">
            <text:p>БП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АП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301" calcext:value-type="float">
            <text:p>0,301</text:p>
          </table:table-cell>
          <table:table-cell office:value-type="float" office:value="0.3003" calcext:value-type="float">
            <text:p>0,300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003" calcext:value-type="float">
            <text:p>0,10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301" calcext:value-type="float">
            <text:p>0,301</text:p>
          </table:table-cell>
          <table:table-cell office:value-type="float" office:value="0.3011" calcext:value-type="float">
            <text:p>0,3011</text:p>
          </table:table-cell>
          <table:table-cell office:value-type="float" office:value="0.3018" calcext:value-type="float">
            <text:p>0,301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101" calcext:value-type="float">
            <text:p>0,101</text:p>
          </table:table-cell>
          <table:table-cell office:value-type="float" office:value="0.1011" calcext:value-type="float">
            <text:p>0,1011</text:p>
          </table:table-cell>
          <table:table-cell office:value-type="float" office:value="0.1018" calcext:value-type="float">
            <text:p>0,1018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Характеристики обслуживания объединенного потока заявок в СМО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ДО</text:p>
          </table:table-cell>
          <table:table-cell table:style-name="ce10" office:value-type="string" calcext:value-type="string" table:number-columns-spanned="3" table:number-rows-spanned="1">
            <text:p>Ср, время ожидания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Ср, время пребывания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Ср, длина в очереди</text:p>
          </table:table-cell>
          <table:covered-table-cell table:number-columns-repeated="2" table:style-name="ce12"/>
          <table:table-cell table:style-name="ce10" office:value-type="string" calcext:value-type="string" table:number-columns-spanned="3" table:number-rows-spanned="1">
            <text:p>Ср, число заявок в системе</text:p>
          </table:table-cell>
          <table:covered-table-cell table:number-columns-repeated="2"/>
          <table:table-cell office:value-type="string" calcext:value-type="string">
            <text:p>Константа закона сохранения времени ожидани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Б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C$4]+[.$B$5]*[.$C$5]" office:value-type="float" office:value="0.0001" calcext:value-type="float">
            <text:p>0,00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D$4]+[.$B$5]*[.$D$5]" office:value-type="float" office:value="0.000105" calcext:value-type="float">
            <text:p>0,000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П</text:p>
          </table:table-cell>
          <table:table-cell table:style-name="ce10" office:value-type="float" office:value="0.001" calcext:value-type="float" table:number-columns-spanned="3" table:number-rows-spanned="1">
            <text:p>0,001</text:p>
          </table:table-cell>
          <table:covered-table-cell table:number-columns-repeated="2"/>
          <table:table-cell table:style-name="ce10" office:value-type="float" office:value="0.301" calcext:value-type="float" table:number-columns-spanned="3" table:number-rows-spanned="1">
            <text:p>0,301</text:p>
          </table:table-cell>
          <table:covered-table-cell table:number-columns-repeated="2"/>
          <table:table-cell table:style-name="ce10" office:value-type="float" office:value="0.002" calcext:value-type="float" table:number-columns-spanned="3" table:number-rows-spanned="1">
            <text:p>0,002</text:p>
          </table:table-cell>
          <table:covered-table-cell table:number-columns-repeated="2"/>
          <table:table-cell table:style-name="ce10" office:value-type="float" office:value="0.202" calcext:value-type="float" table:number-columns-spanned="3" table:number-rows-spanned="1">
            <text:p>0,202</text:p>
          </table:table-cell>
          <table:covered-table-cell table:number-columns-repeated="2"/>
          <table:table-cell table:style-name="ce13" table:formula="of:=[.$B$4]*[.$E$4]+[.$B$5]*[.$E$5]" office:value-type="float" office:value="0.000105" calcext:value-type="float">
            <text:p>0,00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number:number-style style:name="N129">
      <number:number number:decimal-places="1" loext:min-decimal-places="1" number:min-integer-digits="1" number:grouping="true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1">
      <number:number number:decimal-places="7" loext:min-decimal-places="7" number:min-integer-digits="1" number:grouping="true"/>
    </number:number-style>
    <number:number-style style:name="N142">
      <number:number number:decimal-places="8" loext:min-decimal-places="8" number:min-integer-digits="1" number:grouping="true"/>
    </number:number-style>
    <number:number-style style:name="N143">
      <number:number number:decimal-places="9" loext:min-decimal-places="9" number:min-integer-digits="1" number:grouping="true"/>
    </number:number-style>
    <number:number-style style:name="N144">
      <number:number number:decimal-places="10" loext:min-decimal-places="10" number:min-integer-digits="1" number:grouping="true"/>
    </number:number-style>
    <number:number-style style:name="N145">
      <number:number number:decimal-places="11" loext:min-decimal-places="11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.00.0000</text:date>, <text:time style:data-style-name="N2" text:time-value="00:00:42.814914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00:00:46.870848645</meta:creation-date>
    <meta:editing-duration>PT46M6S</meta:editing-duration>
    <meta:editing-cycles>9</meta:editing-cycles>
    <meta:generator>LibreOffice/5.2.3.3$Linux_X86_64 LibreOffice_project/20m0$Build-3</meta:generator>
    <dc:date>2016-12-19T02:05:24.524161144</dc:date>
    <meta:document-statistic meta:table-count="2" meta:cell-count="38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5:Sheet1.B5 Sheet1.B18:Sheet1.B18 Sheet1.B22:Sheet1.B22" chart:data-source-has-labels="row" svg:x="0.156cm" svg:y="0.09cm" svg:width="5.234cm" svg:height="4.325cm">
          <chartooo:coordinate-region svg:x="0.963cm" svg:y="0.289cm" svg:width="4.427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" chart:label-cell-address="Sheet1.B1:Sheet1.B1" chart:class="chart:bar">
            <chart:data-point/>
          </chart:series>
          <chart:series chart:style-name="ch8" chart:values-cell-range-address="Sheet1.B22:Sheet1.B22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8.446">
                <text:p>888.446</text:p>
                <draw:g>
                  <svg:desc>Sheet1.B5:Sheet1.B5</svg:desc>
                </draw:g>
              </table:table-cell>
              <table:table-cell office:value-type="float" office:value="920.854">
                <text:p>920.854</text:p>
                <draw:g>
                  <svg:desc>Sheet1.B22:Sheet1.B2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13:Sheet1.F13 Sheet1.B18:Sheet1.B18 Sheet1.B63:Sheet1.B63" chart:data-source-has-labels="row" svg:x="0.156cm" svg:y="0.09cm" svg:width="5.234cm" svg:height="4.325cm">
          <chartooo:coordinate-region svg:x="1.254cm" svg:y="0.289cm" svg:width="4.136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:Sheet1.F13" chart:label-cell-address="Sheet1.B1:Sheet1.B1" chart:class="chart:bar">
            <chart:data-point/>
          </chart:series>
          <chart:series chart:style-name="ch8" chart:values-cell-range-address="Sheet1.B63:Sheet1.B63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9">
                <text:p>0.029</text:p>
                <draw:g>
                  <svg:desc>Sheet1.F13:Sheet1.F13</svg:desc>
                </draw:g>
              </table:table-cell>
              <table:table-cell office:value-type="float" office:value="0.013">
                <text:p>0.013</text:p>
                <draw:g>
                  <svg:desc>Sheet1.B63:Sheet1.B63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5:Sheet1.H5 Sheet1.C18:Sheet1.D18 Sheet1.C55:Sheet1.D55" chart:data-source-has-labels="row" svg:x="0.184cm" svg:y="0.11cm" svg:width="6.379cm" svg:height="5.288cm">
          <chartooo:coordinate-region svg:x="1.096cm" svg:y="0.309cm" svg:width="5.467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5" chart:label-cell-address="Sheet1.C1:Sheet1.C1" chart:class="chart:bar">
            <chart:data-point/>
          </chart:series>
          <chart:series chart:style-name="ch8" chart:values-cell-range-address="Sheet1.H5:Sheet1.H5" chart:label-cell-address="Sheet1.D1:Sheet1.D1" chart:class="chart:bar">
            <chart:data-point/>
          </chart:series>
          <chart:series chart:style-name="ch9" chart:values-cell-range-address="Sheet1.C55:Sheet1.C55" chart:label-cell-address="Sheet1.C18:Sheet1.C18" chart:class="chart:bar">
            <chart:data-point/>
          </chart:series>
          <chart:series chart:style-name="ch10" chart:values-cell-range-address="Sheet1.D55:Sheet1.D55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1">
                <text:p>0.611</text:p>
                <draw:g>
                  <svg:desc>Sheet1.G5:Sheet1.G5</svg:desc>
                </draw:g>
              </table:table-cell>
              <table:table-cell office:value-type="float" office:value="0.61">
                <text:p>0.61</text:p>
                <draw:g>
                  <svg:desc>Sheet1.H5:Sheet1.H5</svg:desc>
                </draw:g>
              </table:table-cell>
              <table:table-cell office:value-type="float" office:value="0.554">
                <text:p>0.554</text:p>
                <draw:g>
                  <svg:desc>Sheet1.C55:Sheet1.C55</svg:desc>
                </draw:g>
              </table:table-cell>
              <table:table-cell office:value-type="float" office:value="0.554">
                <text:p>0.554</text:p>
                <draw:g>
                  <svg:desc>Sheet1.D55:Sheet1.D55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9:Sheet1.H9 Sheet1.C18:Sheet1.D18 Sheet1.C59:Sheet1.D59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:Sheet1.G9" chart:label-cell-address="Sheet1.C1:Sheet1.C1" chart:class="chart:bar">
            <chart:data-point/>
          </chart:series>
          <chart:series chart:style-name="ch8" chart:values-cell-range-address="Sheet1.H9:Sheet1.H9" chart:label-cell-address="Sheet1.D1:Sheet1.D1" chart:class="chart:bar">
            <chart:data-point/>
          </chart:series>
          <chart:series chart:style-name="ch9" chart:values-cell-range-address="Sheet1.C59:Sheet1.C59" chart:label-cell-address="Sheet1.C18:Sheet1.C18" chart:class="chart:bar">
            <chart:data-point/>
          </chart:series>
          <chart:series chart:style-name="ch10" chart:values-cell-range-address="Sheet1.D59:Sheet1.D59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2">
                <text:p>0.52</text:p>
                <draw:g>
                  <svg:desc>Sheet1.G9:Sheet1.G9</svg:desc>
                </draw:g>
              </table:table-cell>
              <table:table-cell office:value-type="float" office:value="0.497">
                <text:p>0.497</text:p>
                <draw:g>
                  <svg:desc>Sheet1.H9:Sheet1.H9</svg:desc>
                </draw:g>
              </table:table-cell>
              <table:table-cell office:value-type="float" office:value="0.511">
                <text:p>0.511</text:p>
                <draw:g>
                  <svg:desc>Sheet1.C59:Sheet1.C59</svg:desc>
                </draw:g>
              </table:table-cell>
              <table:table-cell office:value-type="float" office:value="0.511">
                <text:p>0.511</text:p>
                <draw:g>
                  <svg:desc>Sheet1.D59:Sheet1.D59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G13:Sheet1.H13 Sheet1.C18:Sheet1.D18 Sheet1.C63:Sheet1.D63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3:Sheet1.G13" chart:label-cell-address="Sheet1.C1:Sheet1.C1" chart:class="chart:bar">
            <chart:data-point/>
          </chart:series>
          <chart:series chart:style-name="ch8" chart:values-cell-range-address="Sheet1.H13:Sheet1.H13" chart:label-cell-address="Sheet1.D1:Sheet1.D1" chart:class="chart:bar">
            <chart:data-point/>
          </chart:series>
          <chart:series chart:style-name="ch9" chart:values-cell-range-address="Sheet1.C63:Sheet1.C63" chart:label-cell-address="Sheet1.C18:Sheet1.C18" chart:class="chart:bar">
            <chart:data-point/>
          </chart:series>
          <chart:series chart:style-name="ch10" chart:values-cell-range-address="Sheet1.D63:Sheet1.D63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08">
                <text:p>0.108</text:p>
                <draw:g>
                  <svg:desc>Sheet1.G13:Sheet1.G13</svg:desc>
                </draw:g>
              </table:table-cell>
              <table:table-cell office:value-type="float" office:value="0.109">
                <text:p>0.109</text:p>
                <draw:g>
                  <svg:desc>Sheet1.H13:Sheet1.H13</svg:desc>
                </draw:g>
              </table:table-cell>
              <table:table-cell office:value-type="float" office:value="0.1">
                <text:p>0.1</text:p>
                <draw:g>
                  <svg:desc>Sheet1.C63:Sheet1.C63</svg:desc>
                </draw:g>
              </table:table-cell>
              <table:table-cell office:value-type="float" office:value="0.1">
                <text:p>0.1</text:p>
                <draw:g>
                  <svg:desc>Sheet1.D63:Sheet1.D6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9:Sheet1.B9 Sheet1.B18:Sheet1.B18 Sheet1.B26:Sheet1.B26" chart:data-source-has-labels="row" svg:x="0.156cm" svg:y="0.09cm" svg:width="5.234cm" svg:height="4.325cm">
          <chartooo:coordinate-region svg:x="0.777cm" svg:y="0.289cm" svg:width="4.613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9" chart:label-cell-address="Sheet1.B1:Sheet1.B1" chart:class="chart:bar">
            <chart:data-point/>
          </chart:series>
          <chart:series chart:style-name="ch8" chart:values-cell-range-address="Sheet1.B26:Sheet1.B26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896">
                <text:p>4.896</text:p>
                <draw:g>
                  <svg:desc>Sheet1.B9:Sheet1.B9</svg:desc>
                </draw:g>
              </table:table-cell>
              <table:table-cell office:value-type="float" office:value="16.984">
                <text:p>16.984</text:p>
                <draw:g>
                  <svg:desc>Sheet1.B26:Sheet1.B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9:Sheet1.D9 Sheet1.C18:Sheet1.D18 Sheet1.C26:Sheet1.D26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:Sheet1.C9" chart:label-cell-address="Sheet1.C1:Sheet1.C1" chart:class="chart:bar">
            <chart:data-point/>
          </chart:series>
          <chart:series chart:style-name="ch8" chart:values-cell-range-address="Sheet1.D9:Sheet1.D9" chart:label-cell-address="Sheet1.D1:Sheet1.D1" chart:class="chart:bar">
            <chart:data-point/>
          </chart:series>
          <chart:series chart:style-name="ch9" chart:values-cell-range-address="Sheet1.C26:Sheet1.C26" chart:label-cell-address="Sheet1.C18:Sheet1.C18" chart:class="chart:bar">
            <chart:data-point/>
          </chart:series>
          <chart:series chart:style-name="ch10" chart:values-cell-range-address="Sheet1.D26:Sheet1.D26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98">
                <text:p>0.498</text:p>
                <draw:g>
                  <svg:desc>Sheet1.C9:Sheet1.C9</svg:desc>
                </draw:g>
              </table:table-cell>
              <table:table-cell office:value-type="float" office:value="0.501">
                <text:p>0.501</text:p>
                <draw:g>
                  <svg:desc>Sheet1.D9:Sheet1.D9</svg:desc>
                </draw:g>
              </table:table-cell>
              <table:table-cell office:value-type="float" office:value="0.513">
                <text:p>0.513</text:p>
                <draw:g>
                  <svg:desc>Sheet1.C26:Sheet1.C26</svg:desc>
                </draw:g>
              </table:table-cell>
              <table:table-cell office:value-type="float" office:value="0.513">
                <text:p>0.513</text:p>
                <draw:g>
                  <svg:desc>Sheet1.D26:Sheet1.D2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B13:Sheet1.B13 Sheet1.B18:Sheet1.B18 Sheet1.B30:Sheet1.B30" chart:data-source-has-labels="row" svg:x="0.156cm" svg:y="0.09cm" svg:width="5.234cm" svg:height="4.325cm">
          <chartooo:coordinate-region svg:x="1.254cm" svg:y="0.29cm" svg:width="4.136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3" chart:label-cell-address="Sheet1.B1:Sheet1.B1" chart:class="chart:bar">
            <chart:data-point/>
          </chart:series>
          <chart:series chart:style-name="ch8" chart:values-cell-range-address="Sheet1.B30:Sheet1.B30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54">
                <text:p>0.954</text:p>
                <draw:g>
                  <svg:desc>Sheet1.B13:Sheet1.B13</svg:desc>
                </draw:g>
              </table:table-cell>
              <table:table-cell office:value-type="float" office:value="0.948">
                <text:p>0.948</text:p>
                <draw:g>
                  <svg:desc>Sheet1.B30:Sheet1.B3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13:Sheet1.D13 Sheet1.C18:Sheet1.D18 Sheet1.C30:Sheet1.D30" chart:data-source-has-labels="row" svg:x="0.184cm" svg:y="0.11cm" svg:width="6.379cm" svg:height="5.288cm">
          <chartooo:coordinate-region svg:x="1.282cm" svg:y="0.309cm" svg:width="5.281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3:Sheet1.C13" chart:label-cell-address="Sheet1.C1:Sheet1.C1" chart:class="chart:bar">
            <chart:data-point/>
          </chart:series>
          <chart:series chart:style-name="ch8" chart:values-cell-range-address="Sheet1.D13:Sheet1.D13" chart:label-cell-address="Sheet1.D1:Sheet1.D1" chart:class="chart:bar">
            <chart:data-point/>
          </chart:series>
          <chart:series chart:style-name="ch9" chart:values-cell-range-address="Sheet1.C30:Sheet1.C30" chart:label-cell-address="Sheet1.C18:Sheet1.C18" chart:class="chart:bar">
            <chart:data-point/>
          </chart:series>
          <chart:series chart:style-name="ch10" chart:values-cell-range-address="Sheet1.D30:Sheet1.D30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">
                <text:p>0.34</text:p>
                <draw:g>
                  <svg:desc>Sheet1.C13:Sheet1.C13</svg:desc>
                </draw:g>
              </table:table-cell>
              <table:table-cell office:value-type="float" office:value="0.339">
                <text:p>0.339</text:p>
                <draw:g>
                  <svg:desc>Sheet1.D13:Sheet1.D13</svg:desc>
                </draw:g>
              </table:table-cell>
              <table:table-cell office:value-type="float" office:value="0.336">
                <text:p>0.336</text:p>
                <draw:g>
                  <svg:desc>Sheet1.C30:Sheet1.C30</svg:desc>
                </draw:g>
              </table:table-cell>
              <table:table-cell office:value-type="float" office:value="0.336">
                <text:p>0.336</text:p>
                <draw:g>
                  <svg:desc>Sheet1.D30:Sheet1.D30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5:Sheet1.F5 Sheet1.B18:Sheet1.B18 Sheet1.B55:Sheet1.B55" chart:data-source-has-labels="row" svg:x="0.156cm" svg:y="0.09cm" svg:width="5.234cm" svg:height="4.325cm">
          <chartooo:coordinate-region svg:x="0.963cm" svg:y="0.289cm" svg:width="4.427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5" chart:label-cell-address="Sheet1.B1:Sheet1.B1" chart:class="chart:bar">
            <chart:data-point/>
          </chart:series>
          <chart:series chart:style-name="ch8" chart:values-cell-range-address="Sheet1.B55:Sheet1.B55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8.446">
                <text:p>888.446</text:p>
                <draw:g>
                  <svg:desc>Sheet1.F5:Sheet1.F5</svg:desc>
                </draw:g>
              </table:table-cell>
              <table:table-cell office:value-type="float" office:value="920.854">
                <text:p>920.854</text:p>
                <draw:g>
                  <svg:desc>Sheet1.B55:Sheet1.B5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579d1c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22cm" svg:height="5.508cm" xlink:href=".." xlink:type="simple" chart:class="chart:bar" chart:style-name="ch1">
        <chart:legend chart:legend-position="end" svg:x="6.747cm" svg:y="0.12cm" style:legend-expansion="high" chart:style-name="ch2"/>
        <chart:plot-area chart:style-name="ch3" table:cell-range-address="Sheet1.C1:Sheet1.D1 Sheet1.C5:Sheet1.D5 Sheet1.C18:Sheet1.D18 Sheet1.C22:Sheet1.D22" chart:data-source-has-labels="row" svg:x="0.184cm" svg:y="0.11cm" svg:width="6.379cm" svg:height="5.288cm">
          <chartooo:coordinate-region svg:x="1.096cm" svg:y="0.309cm" svg:width="5.467cm" svg:height="4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" chart:label-cell-address="Sheet1.C1:Sheet1.C1" chart:class="chart:bar">
            <chart:data-point/>
          </chart:series>
          <chart:series chart:style-name="ch8" chart:values-cell-range-address="Sheet1.D5:Sheet1.D5" chart:label-cell-address="Sheet1.D1:Sheet1.D1" chart:class="chart:bar">
            <chart:data-point/>
          </chart:series>
          <chart:series chart:style-name="ch9" chart:values-cell-range-address="Sheet1.C22:Sheet1.C22" chart:label-cell-address="Sheet1.C18:Sheet1.C18" chart:class="chart:bar">
            <chart:data-point/>
          </chart:series>
          <chart:series chart:style-name="ch10" chart:values-cell-range-address="Sheet1.D22:Sheet1.D22" chart:label-cell-address="Sheet1.D18:Sheet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зка прибора 1(Anylogic)</text:p>
                <draw:g>
                  <svg:desc>Sheet1.C1:Sheet1.C1</svg:desc>
                </draw:g>
              </table:table-cell>
              <table:table-cell office:value-type="string">
                <text:p>Загрузка прибора 2(Anylogic)</text:p>
                <draw:g>
                  <svg:desc>Sheet1.D1:Sheet1.D1</svg:desc>
                </draw:g>
              </table:table-cell>
              <table:table-cell office:value-type="string">
                <text:p>Загрузка прибора 1(GPSS)</text:p>
                <draw:g>
                  <svg:desc>Sheet1.C18:Sheet1.C18</svg:desc>
                </draw:g>
              </table:table-cell>
              <table:table-cell office:value-type="string">
                <text:p>Загрузка прибора 2(GPS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3">
                <text:p>0.613</text:p>
                <draw:g>
                  <svg:desc>Sheet1.C5:Sheet1.C5</svg:desc>
                </draw:g>
              </table:table-cell>
              <table:table-cell office:value-type="float" office:value="0.611">
                <text:p>0.611</text:p>
                <draw:g>
                  <svg:desc>Sheet1.D5:Sheet1.D5</svg:desc>
                </draw:g>
              </table:table-cell>
              <table:table-cell office:value-type="float" office:value="0.556">
                <text:p>0.556</text:p>
                <draw:g>
                  <svg:desc>Sheet1.C22:Sheet1.C22</svg:desc>
                </draw:g>
              </table:table-cell>
              <table:table-cell office:value-type="float" office:value="0.556">
                <text:p>0.556</text:p>
                <draw:g>
                  <svg:desc>Sheet1.D22:Sheet1.D2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36cm" svg:height="4.505cm" xlink:href=".." xlink:type="simple" chart:class="chart:bar" chart:style-name="ch1">
        <chart:legend chart:legend-position="end" svg:x="5.546cm" svg:y="0.91cm" style:legend-expansion="high" chart:style-name="ch2"/>
        <chart:plot-area chart:style-name="ch3" table:cell-range-address="Sheet1.B1:Sheet1.B1 Sheet1.F9:Sheet1.F9 Sheet1.B18:Sheet1.B18 Sheet1.B59:Sheet1.B59" chart:data-source-has-labels="row" svg:x="0.156cm" svg:y="0.09cm" svg:width="5.234cm" svg:height="4.325cm">
          <chartooo:coordinate-region svg:x="0.777cm" svg:y="0.289cm" svg:width="4.613cm" svg:height="3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:Sheet1.F9" chart:label-cell-address="Sheet1.B1:Sheet1.B1" chart:class="chart:bar">
            <chart:data-point/>
          </chart:series>
          <chart:series chart:style-name="ch8" chart:values-cell-range-address="Sheet1.B59:Sheet1.B59" chart:label-cell-address="Sheet1.B18:Sheet1.B18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лина очереди (Anylogic)</text:p>
                <draw:g>
                  <svg:desc>Sheet1.B1:Sheet1.B1</svg:desc>
                </draw:g>
              </table:table-cell>
              <table:table-cell office:value-type="string">
                <text:p>Длина очереди (GPSS)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172">
                <text:p>2.172</text:p>
                <draw:g>
                  <svg:desc>Sheet1.F9:Sheet1.F9</svg:desc>
                </draw:g>
              </table:table-cell>
              <table:table-cell office:value-type="float" office:value="17.485">
                <text:p>17.485</text:p>
                <draw:g>
                  <svg:desc>Sheet1.B59:Sheet1.B59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